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36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41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4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ojectName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5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0" table:number-columns-repeated="7"/>
          <table:table-cell table:number-columns-repeated="249"/>
        </table:table-row>
        <table:table-row table:style-name="ro4">
          <table:table-cell table:style-name="ce10" table:number-columns-repeated="7"/>
          <table:table-cell table:number-columns-repeated="249"/>
        </table:table-row>
        <table:table-row table:style-name="ro1">
          <table:table-cell table:style-name="ce11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11"/>
          <table:table-cell table:style-name="ce44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12" office:value-type="string" calcext:value-type="string" table:number-columns-spanned="6" table:number-rows-spanned="1">
            <text:p>Name of the Project</text:p>
          </table:table-cell>
          <table:covered-table-cell table:number-columns-repeated="5" table:style-name="ce12"/>
          <table:table-cell table:style-name="ce45" table:formula="of:=SUM([.G8:.G125])" office:value-type="float" office:value="1.49981667" calcext:value-type="float">
            <text:p>1.5</text:p>
          </table:table-cell>
          <table:table-cell table:number-columns-repeated="249"/>
        </table:table-row>
        <table:table-row table:style-name="ro1">
          <table:table-cell table:style-name="ce13" table:number-columns-spanned="6" table:number-rows-spanned="1"/>
          <table:covered-table-cell table:number-columns-repeated="5" table:style-name="ce13"/>
          <table:table-cell table:style-name="ce10"/>
          <table:table-cell table:number-columns-repeated="249"/>
        </table:table-row>
        <table:table-row table:style-name="ro5">
          <table:table-cell table:style-name="ce14" table:number-columns-repeated="6"/>
          <table:table-cell table:style-name="ce10"/>
          <table:table-cell table:number-columns-repeated="249"/>
        </table:table-row>
        <table:table-row-group>
          <table:table-row table:style-name="ro1">
            <table:table-cell table:style-name="ce15" office:value-type="string" calcext:value-type="string">
              <text:p>Rank</text:p>
            </table:table-cell>
            <table:table-cell table:style-name="ce18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18"/>
            <table:table-cell table:style-name="ce15" office:value-type="string" calcext:value-type="string">
              <text:p>Weight</text:p>
            </table:table-cell>
            <table:table-cell table:style-name="ce15" office:value-type="string" calcext:value-type="string">
              <text:p>Unweighted Rating</text:p>
            </table:table-cell>
            <table:table-cell table:style-name="ce44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16" table:formula="of:=[$'Category Ranking'.B9]" office:value-type="float" office:value="1" calcext:value-type="float">
              <text:p>1</text:p>
            </table:table-cell>
            <table:table-cell table:style-name="ce19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19"/>
            <table:table-cell table:style-name="ce8" table:formula="of:=[$'Category Ranking'.D9]" office:value-type="percentage" office:value="0.3333" calcext:value-type="percentage">
              <text:p>33.33%</text:p>
            </table:table-cell>
            <table:table-cell table:style-name="ce41" table:formula="of:=SUM([.F11:.F53])" office:value-type="float" office:value="3.5" calcext:value-type="float">
              <text:p>3.5</text:p>
            </table:table-cell>
            <table:table-cell table:style-name="ce16" table:formula="of:=[.F8]*[.E8]" office:value-type="float" office:value="1.16655" calcext:value-type="float">
              <text:p>1.17</text:p>
            </table:table-cell>
            <table:table-cell table:number-columns-repeated="249"/>
          </table:table-row>
          <table:table-row-group>
            <table:table-row table:style-name="ro4">
              <table:table-cell table:style-name="ce16"/>
              <table:table-cell table:style-name="ce19" table:number-columns-repeated="4"/>
              <table:table-cell table:style-name="ce16" table:number-columns-repeated="2"/>
              <table:table-cell table:number-columns-repeated="249"/>
            </table:table-row>
            <table:table-row table:style-name="ro1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>
              <table:table-cell table:style-name="ce10"/>
              <table:table-cell table:style-name="ce17" office:value-type="string" calcext:value-type="string">
                <text:p>Número de Métodos por Clase</text:p>
              </table:table-cell>
              <table:table-cell table:style-name="ce5" office:value-type="string" calcext:value-type="string">
                <text:p>Yes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3" calcext:value-type="float">
                <text:p>3</text:p>
              </table:table-cell>
              <table:table-cell table:style-name="ce10" table:formula="of:=[.D11]*[.E11]" office:value-type="float" office:value="0.75" calcext:value-type="float">
                <text:p>0.75</text:p>
              </table:table-cell>
              <table:table-cell table:style-name="ce16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0"/>
                <table:table-cell table:style-name="ce17" table:number-columns-repeated="5"/>
                <table:table-cell table:style-name="ce16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22"/>
                <table:table-cell table:style-name="ce42"/>
                <table:table-cell table:style-name="ce16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6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39"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4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6"/>
                <table:table-cell table:number-columns-repeated="249"/>
              </table:table-row>
            </table:table-row-group>
            <table:table-row table:style-name="ro4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6"/>
              <table:table-cell table:number-columns-repeated="249"/>
            </table:table-row>
            <table:table-row table:style-name="ro4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>
              <table:table-cell table:style-name="ce10"/>
              <table:table-cell table:style-name="ce17" office:value-type="string" calcext:value-type="string">
                <text:p>Número de Métodos públicos por Clase</text:p>
              </table:table-cell>
              <table:table-cell table:style-name="ce5" office:value-type="string" calcext:value-type="string">
                <text:p>No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3" calcext:value-type="float">
                <text:p>3</text:p>
              </table:table-cell>
              <table:table-cell table:style-name="ce10" table:formula="of:=[.D22]*[.E22]" office:value-type="float" office:value="0.75" calcext:value-type="float">
                <text:p>0.75</text:p>
              </table:table-cell>
              <table:table-cell table:style-name="ce16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6"/>
                <table:table-cell table:style-name="ce19" table:number-columns-repeated="4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2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22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3" table:number-columns-spanned="4" table:number-rows-spanned="1"/>
                <table:covered-table-cell table:number-columns-repeated="3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4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24"/>
                <table:table-cell table:style-name="ce39" office:value-type="float" office:value="1" calcext:value-type="float">
                  <text:p>1</text:p>
                </table:table-cell>
                <table:table-cell table:style-name="ce16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16"/>
              <table:table-cell table:style-name="ce19" table:number-columns-repeated="4"/>
              <table:table-cell table:style-name="ce16" table:number-columns-repeated="2"/>
              <table:table-cell table:number-columns-repeated="249"/>
            </table:table-row>
            <table:table-row table:style-name="ro4">
              <table:table-cell table:style-name="ce16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>
              <table:table-cell table:style-name="ce16"/>
              <table:table-cell table:style-name="ce17" office:value-type="string" calcext:value-type="string">
                <text:p>Profundidad de jerarquía en el árbol de herencia</text:p>
              </table:table-cell>
              <table:table-cell table:style-name="ce5"/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5" calcext:value-type="float">
                <text:p>5</text:p>
              </table:table-cell>
              <table:table-cell table:style-name="ce10" table:formula="of:=[.D33]*[.E33]" office:value-type="float" office:value="1.25" calcext:value-type="float">
                <text:p>1.25</text:p>
              </table:table-cell>
              <table:table-cell table:style-name="ce16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6"/>
                <table:table-cell table:style-name="ce19" table:number-columns-repeated="4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2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22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3" table:number-columns-spanned="4" table:number-rows-spanned="1"/>
                <table:covered-table-cell table:number-columns-repeated="3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4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24"/>
                <table:table-cell table:style-name="ce39" office:value-type="float" office:value="1" calcext:value-type="float">
                  <text:p>1</text:p>
                </table:table-cell>
                <table:table-cell table:style-name="ce16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16"/>
              <table:table-cell table:style-name="ce19" table:number-columns-repeated="4"/>
              <table:table-cell table:style-name="ce16" table:number-columns-repeated="2"/>
              <table:table-cell table:number-columns-repeated="249"/>
            </table:table-row>
            <table:table-row table:style-name="ro4">
              <table:table-cell table:style-name="ce16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>
              <table:table-cell table:style-name="ce16"/>
              <table:table-cell table:style-name="ce17" office:value-type="string" calcext:value-type="string">
                <text:p>Acoplamiento entre objetos</text:p>
              </table:table-cell>
              <table:table-cell table:style-name="ce5"/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3" calcext:value-type="float">
                <text:p>3</text:p>
              </table:table-cell>
              <table:table-cell table:style-name="ce10" table:formula="of:=[.D44]*[.E44]" office:value-type="float" office:value="0.75" calcext:value-type="float">
                <text:p>0.75</text:p>
              </table:table-cell>
              <table:table-cell table:style-name="ce16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6"/>
                <table:table-cell table:style-name="ce19" table:number-columns-repeated="4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2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22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3" table:number-columns-spanned="4" table:number-rows-spanned="1"/>
                <table:covered-table-cell table:number-columns-repeated="3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4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24"/>
                <table:table-cell table:style-name="ce39" office:value-type="float" office:value="1" calcext:value-type="float">
                  <text:p>1</text:p>
                </table:table-cell>
                <table:table-cell table:style-name="ce16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16"/>
              <table:table-cell table:style-name="ce24" table:number-columns-repeated="3"/>
              <table:table-cell table:style-name="ce39"/>
              <table:table-cell table:style-name="ce16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15" office:value-type="string" calcext:value-type="string">
              <text:p>Rank</text:p>
            </table:table-cell>
            <table:table-cell table:style-name="ce18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18"/>
            <table:table-cell table:style-name="ce15" office:value-type="string" calcext:value-type="string">
              <text:p>Weight</text:p>
            </table:table-cell>
            <table:table-cell table:style-name="ce15" office:value-type="string" calcext:value-type="string">
              <text:p>Unweighted Rating</text:p>
            </table:table-cell>
            <table:table-cell table:style-name="ce44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16" office:value-type="float" office:value="2" calcext:value-type="float">
              <text:p>2</text:p>
            </table:table-cell>
            <table:table-cell table:style-name="ce19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19"/>
            <table:table-cell table:style-name="ce8" table:formula="of:=[$'Category Ranking'.D10]" office:value-type="percentage" office:value="0.3333" calcext:value-type="percentage">
              <text:p>33.33%</text:p>
            </table:table-cell>
            <table:table-cell table:style-name="ce16" table:formula="of:=SUM([.F59:.F79])" office:value-type="float" office:value="0.9999" calcext:value-type="float">
              <text:p>1</text:p>
            </table:table-cell>
            <table:table-cell table:style-name="ce16" table:formula="of:=[.F56]*[.E56]" office:value-type="float" office:value="0.33326667" calcext:value-type="float">
              <text:p>0.33</text:p>
            </table:table-cell>
            <table:table-cell table:number-columns-repeated="249"/>
          </table:table-row>
          <table:table-row-group>
            <table:table-row table:style-name="ro4">
              <table:table-cell table:style-name="ce17"/>
              <table:table-cell table:style-name="ce25" table:number-columns-spanned="5" table:number-rows-spanned="1"/>
              <table:covered-table-cell table:number-columns-repeated="4" table:style-name="ce33"/>
              <table:table-cell table:style-name="ce10"/>
              <table:table-cell table:number-columns-repeated="249"/>
            </table:table-row>
            <table:table-row table:style-name="ro4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17" office:value-type="string" calcext:value-type="string">
                <text:p>Número de Líneas por Clase</text:p>
              </table:table-cell>
              <table:table-cell table:style-name="ce5" office:value-type="string" calcext:value-type="string">
                <text:p>Yes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59]*[.E59]" office:value-type="float" office:value="0" calcext:value-type="float">
                <text:p>0</text:p>
              </table:table-cell>
              <table:table-cell table:style-name="ce10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0"/>
                <table:table-cell table:style-name="ce17" table:number-columns-repeated="5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0"/>
                <table:table-cell table:number-columns-repeated="249"/>
              </table:table-row>
              <table:table-row table:style-name="ro6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4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</table:table-row-group>
            <table:table-row table:style-name="ro4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0"/>
              <table:table-cell table:number-columns-repeated="249"/>
            </table:table-row>
            <table:table-row table:style-name="ro4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17" office:value-type="string" calcext:value-type="string">
                <text:p>Complejidad Ciclomática de McCabe</text:p>
              </table:table-cell>
              <table:table-cell table:style-name="ce5" office:value-type="string" calcext:value-type="string">
                <text:p>No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3" calcext:value-type="float">
                <text:p>3</text:p>
              </table:table-cell>
              <table:table-cell table:style-name="ce10" table:formula="of:=[.D70]*[.E70]" office:value-type="float" office:value="0.9999" calcext:value-type="float">
                <text:p>1</text:p>
              </table:table-cell>
              <table:table-cell table:style-name="ce10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0"/>
                <table:table-cell table:style-name="ce26" table:number-columns-spanned="5" table:number-rows-spanned="1"/>
                <table:covered-table-cell table:number-columns-repeated="4" table:style-name="ce10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7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7"/>
                <table:table-cell/>
                <table:table-cell table:style-name="ce10"/>
                <table:table-cell table:number-columns-repeated="249"/>
              </table:table-row>
              <table:table-row table:style-name="ro7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8" table:number-columns-spanned="4" table:number-rows-spanned="1"/>
                <table:covered-table-cell table:number-columns-repeated="3" table:style-name="ce34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9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9"/>
                <table:table-cell table:style-name="ce27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0"/>
                <table:table-cell table:style-name="ce40" office:value-type="float" office:value="5" calcext:value-type="float">
                  <text:p>5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0"/>
                <table:table-cell table:style-name="ce40" office:value-type="float" office:value="3" calcext:value-type="float">
                  <text:p>3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0"/>
                <table:table-cell table:style-name="ce40" office:value-type="float" office:value="0" calcext:value-type="float">
                  <text:p>0</text:p>
                </table:table-cell>
                <table:table-cell table:style-name="ce43"/>
                <table:table-cell table:number-columns-repeated="250"/>
              </table:table-row>
            </table:table-row-group>
            <table:table-row table:style-name="ro4">
              <table:table-cell table:number-columns-repeated="256"/>
            </table:table-row>
            <table:table-row table:style-name="ro1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>
              <table:table-cell table:style-name="ce10"/>
              <table:table-cell table:style-name="ce17" office:value-type="string" calcext:value-type="string">
                <text:p>Código Duplicado</text:p>
              </table:table-cell>
              <table:table-cell table:style-name="ce5" office:value-type="string" calcext:value-type="string">
                <text:p>No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81]*[.E81]" office:value-type="float" office:value="0" calcext:value-type="float">
                <text:p>0</text:p>
              </table:table-cell>
              <table:table-cell table:number-columns-repeated="250"/>
            </table:table-row>
            <table:table-row-group>
              <table:table-row table:style-name="ro1">
                <table:table-cell table:style-name="ce10"/>
                <table:table-cell table:style-name="ce26" table:number-columns-spanned="5" table:number-rows-spanned="1"/>
                <table:covered-table-cell table:number-columns-repeated="4" table:style-name="ce10"/>
                <table:table-cell table:number-columns-repeated="250"/>
              </table:table-row>
              <table:table-row table:style-name="ro1">
                <table:table-cell table:style-name="ce10"/>
                <table:table-cell table:style-name="ce27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7"/>
                <table:table-cell table:number-columns-repeated="251"/>
              </table:table-row>
              <table:table-row table:style-name="ro1">
                <table:table-cell table:style-name="ce10"/>
                <table:table-cell table:style-name="ce22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22"/>
                <table:table-cell table:style-name="ce42"/>
                <table:table-cell table:number-columns-repeated="250"/>
              </table:table-row>
              <table:table-row table:style-name="ro1">
                <table:table-cell table:style-name="ce10"/>
                <table:table-cell table:style-name="ce28" table:number-columns-spanned="4" table:number-rows-spanned="1"/>
                <table:covered-table-cell table:number-columns-repeated="3" table:style-name="ce34"/>
                <table:table-cell table:style-name="ce39"/>
                <table:table-cell table:number-columns-repeated="250"/>
              </table:table-row>
              <table:table-row table:style-name="ro1">
                <table:table-cell table:style-name="ce10"/>
                <table:table-cell table:style-name="ce29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9"/>
                <table:table-cell table:style-name="ce27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>
                <table:table-cell/>
                <table:table-cell table:style-name="ce30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0"/>
                <table:table-cell table:style-name="ce40" office:value-type="float" office:value="5" calcext:value-type="float">
                  <text:p>5</text:p>
                </table:table-cell>
                <table:table-cell table:style-name="ce43"/>
                <table:table-cell table:number-columns-repeated="250"/>
              </table:table-row>
              <table:table-row table:style-name="ro1">
                <table:table-cell/>
                <table:table-cell table:style-name="ce30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0"/>
                <table:table-cell table:style-name="ce40" office:value-type="float" office:value="3" calcext:value-type="float">
                  <text:p>3</text:p>
                </table:table-cell>
                <table:table-cell table:style-name="ce43"/>
                <table:table-cell table:number-columns-repeated="250"/>
              </table:table-row>
              <table:table-row table:style-name="ro1">
                <table:table-cell/>
                <table:table-cell table:style-name="ce30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0"/>
                <table:table-cell table:style-name="ce40" office:value-type="float" office:value="0" calcext:value-type="float">
                  <text:p>0</text:p>
                </table:table-cell>
                <table:table-cell table:style-name="ce43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15" office:value-type="string" calcext:value-type="string">
              <text:p>Rank</text:p>
            </table:table-cell>
            <table:table-cell table:style-name="ce18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18"/>
            <table:table-cell table:style-name="ce15" office:value-type="string" calcext:value-type="string">
              <text:p>Weight</text:p>
            </table:table-cell>
            <table:table-cell table:style-name="ce15" office:value-type="string" calcext:value-type="string">
              <text:p>Unweighted Rating</text:p>
            </table:table-cell>
            <table:table-cell table:style-name="ce44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16" office:value-type="float" office:value="3" calcext:value-type="float">
              <text:p>3</text:p>
            </table:table-cell>
            <table:table-cell table:style-name="ce19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19"/>
            <table:table-cell table:style-name="ce8" table:formula="of:=[$'Category Ranking'.D11]" office:value-type="percentage" office:value="0.3333" calcext:value-type="percentage">
              <text:p>33.33%</text:p>
            </table:table-cell>
            <table:table-cell table:style-name="ce16" table:formula="of:=SUM([.F96:.F125])" office:value-type="float" office:value="0" calcext:value-type="float">
              <text:p>0</text:p>
            </table:table-cell>
            <table:table-cell table:style-name="ce16" table:formula="of:=[.F93]*[.E93]" office:value-type="float" office:value="0" calcext:value-type="float">
              <text:p>0</text:p>
            </table:table-cell>
            <table:table-cell table:number-columns-repeated="249"/>
          </table:table-row>
          <table:table-row-group>
            <table:table-row table:style-name="ro1">
              <table:table-cell table:style-name="ce17"/>
              <table:table-cell table:style-name="ce25" table:number-columns-spanned="5" table:number-rows-spanned="1"/>
              <table:covered-table-cell table:number-columns-repeated="4" table:style-name="ce33"/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17" office:value-type="string" calcext:value-type="string">
                <text:p>Anchura de Líneas de Código</text:p>
              </table:table-cell>
              <table:table-cell table:style-name="ce5" office:value-type="string" calcext:value-type="string">
                <text:p>Just one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96]*[.E96]" office:value-type="float" office:value="0" calcext:value-type="float">
                <text:p>0</text:p>
              </table:table-cell>
              <table:table-cell table:style-name="ce10"/>
              <table:table-cell table:number-columns-repeated="249"/>
            </table:table-row>
            <table:table-row-group>
              <table:table-row table:style-name="ro1">
                <table:table-cell table:style-name="ce10"/>
                <table:table-cell table:style-name="ce17" table:number-columns-repeated="5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2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3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31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4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</table:table-row-group>
            <table:table-row table:style-name="ro1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17" office:value-type="string" calcext:value-type="string">
                <text:p>Existencia de Tabuladores</text:p>
              </table:table-cell>
              <table:table-cell table:style-name="ce5" office:value-type="string" calcext:value-type="string">
                <text:p>20 or more commits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107]*[.E107]" office:value-type="float" office:value="0" calcext:value-type="float">
                <text:p>0</text:p>
              </table:table-cell>
              <table:table-cell table:style-name="ce10"/>
              <table:table-cell table:number-columns-repeated="249"/>
            </table:table-row>
            <table:table-row-group>
              <table:table-row table:style-name="ro1">
                <table:table-cell table:style-name="ce10"/>
                <table:table-cell table:style-name="ce17" table:number-columns-repeated="5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2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3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3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</table:table-row-group>
            <table:table-row table:style-name="ro1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 table:number-columns-repeated="2"/>
              <table:table-cell table:number-columns-repeated="248"/>
            </table:table-row>
            <table:table-row table:style-name="ro1">
              <table:table-cell table:style-name="ce10"/>
              <table:table-cell table:style-name="ce17" office:value-type="string" calcext:value-type="string">
                <text:p>Utilización de Nombres de variables</text:p>
              </table:table-cell>
              <table:table-cell table:style-name="ce5" office:value-type="string" calcext:value-type="string">
                <text:p>&gt; 50%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117]*[.E117]" office:value-type="float" office:value="0" calcext:value-type="float">
                <text:p>0</text:p>
              </table:table-cell>
              <table:table-cell table:style-name="ce10" table:number-columns-repeated="2"/>
              <table:table-cell table:number-columns-repeated="248"/>
            </table:table-row>
            <table:table-row-group>
              <table:table-row table:style-name="ro1">
                <table:table-cell table:style-name="ce10"/>
                <table:table-cell table:style-name="ce26" table:number-columns-spanned="5" table:number-rows-spanned="1"/>
                <table:covered-table-cell table:number-columns-repeated="4" table:style-name="ce10"/>
                <table:table-cell table:style-name="ce10" table:number-columns-repeated="2"/>
                <table:table-cell table:number-columns-repeated="248"/>
              </table:table-row>
              <table:table-row table:style-name="ro1">
                <table:table-cell table:style-name="ce10"/>
                <table:table-cell table:style-name="ce27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7"/>
                <table:table-cell table:number-columns-repeated="251"/>
              </table:table-row>
              <table:table-row table:style-name="ro8">
                <table:table-cell table:style-name="ce10"/>
                <table:table-cell table:style-name="ce22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22"/>
                <table:table-cell table:style-name="ce42"/>
                <table:table-cell table:number-columns-repeated="250"/>
              </table:table-row>
              <table:table-row table:style-name="ro1">
                <table:table-cell table:style-name="ce10"/>
                <table:table-cell table:style-name="ce28" table:number-columns-spanned="4" table:number-rows-spanned="1"/>
                <table:covered-table-cell table:number-columns-repeated="3" table:style-name="ce34"/>
                <table:table-cell table:style-name="ce39"/>
                <table:table-cell table:number-columns-repeated="250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27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/>
                <table:table-cell table:style-name="ce23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43"/>
                <table:table-cell table:number-columns-repeated="250"/>
              </table:table-row>
              <table:table-row table:style-name="ro1">
                <table:table-cell/>
                <table:table-cell table:style-name="ce32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43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7:37:10.240729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17:37:54.827280880</dc:date>
    <meta:print-date>2005-07-25T11:10:23</meta:print-date>
    <dc:language>en-US</dc:language>
    <meta:editing-cycles>153</meta:editing-cycles>
    <meta:editing-duration>PT7H22M56S</meta:editing-duration>
    <dc:creator>sarroutbi </dc:creator>
    <meta:document-statistic meta:table-count="2" meta:cell-count="245" meta:object-count="0"/>
    <meta:user-defined meta:name="Info 1"/>
    <meta:user-defined meta:name="Info 2"/>
    <meta:user-defined meta:name="Info 3"/>
    <meta:user-defined meta:name="Info 4"/>
  </office:meta>
</office:document-meta>
</file>